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f505" officeooo:paragraph-rsid="0002f5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 zprávě nemáš nic moc zajímavého, takže např. nevím, jaký je rozdíl mezi značkami „+Pfv“ a „+Prf“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niel Zeman</meta:initial-creator>
    <meta:creation-date>2025-01-09T19:18:07.105000000</meta:creation-date>
    <dc:date>2025-01-20T20:56:42.157000000</dc:date>
    <dc:creator>Daniel Zeman</dc:creator>
    <meta:editing-duration>PT30M54S</meta:editing-duration>
    <meta:editing-cycles>5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1" meta:word-count="17" meta:character-count="100" meta:non-whitespace-character-count="84"/>
  </office:meta>
</office:document-meta>
</file>